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3cced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3cced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مُزَّمِّل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</text:span><text:bookmark-start text:name="__DdeLink__5161_2070482055"/><text:span text:style-name="T3"> </text:span><text:span text:style-name="T2">يَـٰٓأَيُّهَا </text:span><text:span text:style-name="T5">۰</text:span><text:span text:style-name="T2">لْمُزَّمِّلُ قُمِ </text:span><text:span text:style-name="T5">۱</text:span><text:span text:style-name="T2">ليْـلَ إِلاَّ قَلِيلًا </text:span><text:span text:style-name="T3">(1)</text:span><text:span text:style-name="T2"> نِّصْفَهُ; أَوُ </text:span><text:span text:style-name="T5">۶</text:span><text:span text:style-name="T2">نقُـصْ مِنْهُ قَلِيلٗا </text:span><text:span text:style-name="T3">(2)</text:span><text:span text:style-name="T2"> اَوْ زۣدْ عَلَيْهِ وَرَتِّـلِ </text:span><text:span text:style-name="T5">۱</text:span><text:span text:style-name="T2">لْقُرْءَانَ تَرْتِيلٗؐا </text:span><text:span text:style-name="T3">(3)</text:span><text:span text:style-name="T2"> اِنَّا سَنُلْقِى عَلَيْــكَ قَوْلًا ثَقِيلٗؐا </text:span><text:span text:style-name="T3">(4)</text:span><text:span text:style-name="T2"> اِنَّ نَاشِيؕةَ </text:span><text:span text:style-name="T5">۰</text:span><text:span text:style-name="T2">ليْلِ هِيَ أَشَدُّ وَطْـٔاً وَأَقْوَمُ قِيلٗؐا </text:span><text:span text:style-name="T3">(5)</text:span><text:span text:style-name="T2"> اِنَّ لَكَ فِى </text:span><text:span text:style-name="T5">۱</text:span><text:span text:style-name="T2">لنَّهۭارۣ سَبْحاً طَوۣيلًؐا </text:span><text:span text:style-name="T3">(6)</text:span><text:span text:style-name="T2"> وَاذْكُرۣ 'سْمَ رَبِّكَ وَتَبَتَّلِ اِلَيْهِ تَبْتِيلًؐا </text:span><text:span text:style-name="T3">(7)</text:span><text:span text:style-name="T2"> رَّبُّ </text:span><text:span text:style-name="T5">۴</text:span><text:span text:style-name="T2">لْمَشْرۣقِ وَالْمَغْرۣبِؐ لآَ إِچَهَ إِلاَّ هُوَؐ فَاتَّخِذْهُ وَكِيلًؐا </text:span><text:span text:style-name="T3">(8)</text:span><text:span text:style-name="T2"> وَاصْبِرْ عَلَــيٰ مَا يَقُولُونَؐ وَاهْجُرْهُمْ هَجْراً جَمِيلًؐا </text:span><text:span text:style-name="T3">(9)</text:span><text:span text:style-name="T2"> وَذَرْنِى وَالْمُكَذِّبِينَ ٱُوْلِى </text:span><text:span text:style-name="T5">۱</text:span><text:span text:style-name="T2">لنَّعْمَةِ وَمَهِّلْهُمْ قَلِيلٗؐا </text:span><text:span text:style-name="T3">(10)</text:span><text:span text:style-name="T2"> اِنَّ لَدَيْنَآ أَنكَالًا وَجَحِيماً </text:span><text:span text:style-name="T3">(11)</text:span><text:span text:style-name="T2"> وَطَعَاماً ذَا غُصَّةٍ وَعَذَاباٗ اَلِيماً </text:span><text:span text:style-name="T3">(12)</text:span><text:span text:style-name="T2"> يَوْمَ تَرْجُفُ </text:span><text:span text:style-name="T5">۴</text:span><text:span text:style-name="T2">لاَرْضُ وَالْجِبَالُ وَكَانَتِ </text:span><text:span text:style-name="T5">۱</text:span><text:span text:style-name="T2">لْجِبَالُ كَثِيباً مَّهِيلٗؐا </text:span><text:span text:style-name="T3">(13)</text:span><text:span text:style-name="T2"> اِنَّـآ أَرْسَلْنَآ إِلَيْكُمْ رَسُولًا شَـٰهِداٗ عَلَيْكُمْ كَمَآ أَرْسَلْنَآ إِلَيٰ فِرْعَوْنَ رَسُولًا </text:span><text:span text:style-name="T3">(14)</text:span><text:span text:style-name="T2"> فَعَصۭيٰ فِرْعَوْنُ </text:span><text:span text:style-name="T5">۴</text:span><text:span text:style-name="T2">لرَّسُولَ فَأَخَذْنَـٰهُ أَخْذاً وَبِيلًؐا </text:span><text:span text:style-name="T3">(15)</text:span><text:span text:style-name="T2"> فَكَيْفَ تَتَّقُونَ إِن كَفَرْتُمْ يَوْماً يَجْعَلُ </text:span><text:span text:style-name="T5">۴</text:span><text:span text:style-name="T2">لْوۣلْدَ؛نَ شِيباٗ </text:span><text:span text:style-name="T5">۱</text:span><text:span text:style-name="T2">لسَّمَآءُ مُنفَطِرٛ بِهِؐ” كَانَ وَعْدُهُ„ مَفْعُولٗؐا </text:span><text:span text:style-name="T3">(16)</text:span><text:span text:style-name="T2"> اِنَّ هَـٰذِهِ” تَذْكِرَةٌؐ فَمَــن شَآءَ "تَّخَذَ إِلَيٰ رَبِّهِ” سَبِيلٗؐا </text:span><text:span text:style-name="T3">(17)</text:span><text:span text:style-name="T2"> © اِنَّ رَبَّكَ يَعْلَمُ أَنَّكَ تَقُومُ أَدْنۭـيٰ مِن ثُلُثَيِ </text:span><text:span text:style-name="T5">۱</text:span><text:span text:style-name="T2">ليْلِ وَنِصْفِهِ” وَثُلُثِهِ” وَطَآئِفَةٌ مِّنَ </text:span><text:span text:style-name="T5">۰</text:span><text:span text:style-name="T2">لذِيــنَ مَعَكَؐ وَاللَّهُ يُقَدِّرُ </text:span><text:span text:style-name="T5">۴</text:span><text:span text:style-name="T2">ليْلَ وَالنَّهَارَؐ عَلِمَ أَن لَّن تُحْصُوهُ فَتَابَ عَلَيْكُمْؐ فَاقْرَءُواْ مَا تَيَسَّرَ مِنَ </text:span><text:span text:style-name="T5">۰</text:span><text:span text:style-name="T2">لْقُرْءَانِؐ عَلِمَ أَن سَيَكُونُ مِنكُم مَّرْضۭيٰ وَءَاخَرُونَ يَضْرۣبُونَ فِى </text:span><text:span text:style-name="T5">۱</text:span><text:span text:style-name="T2">لاَرْضِ يَبْتَغُونَ مِن فَضْـلِ </text:span><text:span text:style-name="T5">۱</text:span><text:span text:style-name="T2">للَّهِ وَءَاخَرُونَ يُقَـٰتِلُونَ فِى سَبِيـلِ </text:span><text:span text:style-name="T5">۱</text:span><text:span text:style-name="T2">للَّهِؐ فَاقْرَءُواْ مَا تَيَسَّرَ </text:span><text:soft-page-break/><text:span text:style-name="T2">مِنْهُؐ وَأَقِيمُواْ </text:span><text:span text:style-name="T5">۴</text:span><text:span text:style-name="T2">لصَّلَوٰةَ وَءَاتُواْ </text:span><text:span text:style-name="T5">۴</text:span><text:span text:style-name="T2">لزَّكَوٰةَؐ وَأَقْرۣضُواْ </text:span><text:span text:style-name="T5">۴</text:span><text:span text:style-name="T2">للَّهَ قَرْضاٗ حَسَناًؐ وَمَا تُقَدِّمُواْ لَأِنفُسِكُم مِّنْ خَيْرٍ تَجِدُوهُ عِندَ </text:span><text:span text:style-name="T5">۰</text:span><text:span text:style-name="T2">للَّهِ هُوَ خَيْراً وَأَعْظَمَ أَجْراًؐ وَاسْتَغْفِرُواْ </text:span><text:span text:style-name="T5">۴</text:span><text:span text:style-name="T2">للَّهَؐ إِنننَّ </text:span><text:span text:style-name="T5">۰</text:span><text:span text:style-name="T2">للَّهَ غَفُورٌ رَّحِيمٌ </text:span><text:span text:style-name="T3">(18)</text:span><text:span text:style-name="T2"> </text:span><text:bookmark-end text:name="__DdeLink__5161_207048205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28:32.744272768</meta:creation-date>
    <dc:date>2025-03-06T08:10:00.384231697</dc:date>
    <meta:editing-duration>PT2M24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2" meta:paragraph-count="2" meta:word-count="224" meta:character-count="1199" meta:non-whitespace-character-count="976"/>
  </office:meta>
</office:document-meta>
</file>